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size-complex="1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family="Georgia" style:font-family-generic="roman" style:font-pitch="variable" fo:font-style="italic" fo:font-weight="normal" style:font-style-asian="italic" style:font-weight-asian="normal" style:font-style-complex="italic" style:font-weight-complex="normal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7.1cm" svg:height="2cm" svg:x="6.9cm" svg:y="1cm">
          <text:p text:style-name="P1">документация по</text:p>
          <text:p text:style-name="P1">микропроцессору</text:p>
        </draw:rect>
        <draw:custom-shape draw:style-name="gr2" draw:text-style-name="P2" draw:id="id2" draw:layer="layout" svg:width="10.5cm" svg:height="1cm" svg:x="5.2cm" svg:y="4cm">
          <text:p text:style-name="P2">чтение документации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id="id3" draw:layer="layout" svg:width="11.343cm" svg:height="1.013cm" svg:x="4.8cm" svg:y="5.8cm">
          <text:p text:style-name="P1">инструкции</text:p>
        </draw:rect>
        <draw:rect draw:style-name="gr1" draw:text-style-name="P1" draw:id="id12" draw:layer="layout" svg:width="11.343cm" svg:height="1.187cm" svg:x="4.8cm" svg:y="6.813cm">
          <text:p text:style-name="P1">варианты исполнения инструкций</text:p>
        </draw:rect>
        <draw:custom-shape draw:style-name="gr2" draw:text-style-name="P4" draw:id="id4" draw:layer="layout" svg:width="8cm" svg:height="1.9cm" svg:x="11.1cm" svg:y="9.6cm">
          <text:p text:style-name="P3"><text:span text:style-name="T1">формализация</text:span><text:span text:style-name="T1"><text:line-break/></text:span><text:span text:style-name="T1">архитектуры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id="id9" draw:layer="layout" svg:width="7.2cm" svg:height="1.177cm" svg:x="11.5cm" svg:y="16.4cm">
          <text:p text:style-name="P1">модели блоков MMU</text:p>
        </draw:rect>
        <draw:rect draw:style-name="gr1" draw:text-style-name="P1" draw:id="id5" draw:layer="layout" svg:width="7.2cm" svg:height="1.961cm" svg:x="11.5cm" svg:y="14.439cm">
          <text:p text:style-name="P1">модели вариантов <text:line-break/>инструкций</text:p>
        </draw:rect>
        <draw:custom-shape draw:style-name="gr2" draw:text-style-name="P3" draw:id="id8" draw:layer="layout" svg:width="7.7cm" svg:height="2.5cm" svg:x="1.7cm" svg:y="9.6cm">
          <text:p text:style-name="P3"><text:span text:style-name="T1">выделение и</text:span><text:span text:style-name="T1"><text:line-break/></text:span><text:span text:style-name="T1">формализация</text:span><text:span text:style-name="T1"><text:line-break/></text:span><text:span text:style-name="T1">тестовой ситуации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id="id6" draw:layer="layout" svg:width="4.9cm" svg:height="1.7cm" svg:x="2.4cm" svg:y="13.3cm">
          <text:p text:style-name="P1">тестовый<text:line-break/>шаблон</text:p>
        </draw:rect>
        <draw:custom-shape draw:style-name="gr2" draw:text-style-name="P3" draw:id="id10" draw:layer="layout" svg:width="8cm" svg:height="2.4cm" svg:x="9.8cm" svg:y="23.6cm">
          <text:p text:style-name="P3"><text:span text:style-name="T1">конструирование</text:span></text:p>
          <text:p text:style-name="P3"><text:span text:style-name="T1">текста программы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5" draw:id="id11" draw:layer="layout" svg:width="4.4cm" svg:height="1.2cm" svg:x="11.6cm" svg:y="27cm">
          <text:p text:style-name="P1"><text:span text:style-name="T2">тест</text:span></text:p>
        </draw:rect>
        <draw:frame draw:style-name="gr3" draw:layer="layout" svg:width="6.378cm" svg:height="0.963cm" svg:x="12.122cm" svg:y="21.037cm">
          <draw:text-box>
            <text:p>система совместна </text:p>
          </draw:text-box>
        </draw:frame>
        <draw:connector draw:style-name="gr4" draw:text-style-name="P1" draw:layer="layout" svg:x1="10.45cm" svg:y1="3cm" svg:x2="10.45cm" svg:y2="4cm" draw:start-shape="id1" draw:start-glue-point="2" draw:end-shape="id2" draw:end-glue-point="0" svg:d="m10450 3000v1000">
          <text:p/>
        </draw:connector>
        <draw:connector draw:style-name="gr4" draw:text-style-name="P1" draw:layer="layout" svg:x1="10.45cm" svg:y1="5cm" svg:x2="10.471cm" svg:y2="5.8cm" draw:start-shape="id2" draw:start-glue-point="2" draw:end-shape="id3" draw:end-glue-point="0" svg:d="m10450 5000v425h21v375">
          <text:p/>
        </draw:connector>
        <draw:connector draw:style-name="gr4" draw:text-style-name="P1" draw:layer="layout" svg:x1="15.1cm" svg:y1="11.5cm" svg:x2="15.1cm" svg:y2="14.439cm" draw:start-shape="id4" draw:start-glue-point="2" draw:end-shape="id5" draw:end-glue-point="0" svg:d="m15100 11500v2939">
          <text:p/>
        </draw:connector>
        <draw:custom-shape draw:style-name="gr2" draw:text-style-name="P3" draw:id="id7" draw:layer="layout" svg:width="6.5cm" svg:height="2.5cm" svg:x="2.3cm" svg:y="18cm">
          <text:p text:style-name="P3"><text:span text:style-name="T1">построение</text:span><text:span text:style-name="T1"><text:line-break/></text:span><text:span text:style-name="T1">системы</text:span><text:span text:style-name="T1"><text:line-break/></text:span><text:span text:style-name="T1">ограничений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4.85cm" svg:y1="15cm" svg:x2="5.55cm" svg:y2="18cm" draw:start-shape="id6" draw:start-glue-point="2" draw:end-shape="id7" draw:end-glue-point="0" svg:d="m4850 15000v1476h700v1524">
          <text:p/>
        </draw:connector>
        <draw:connector draw:style-name="gr4" draw:text-style-name="P1" draw:layer="layout" svg:x1="5.55cm" svg:y1="12.1cm" svg:x2="4.85cm" svg:y2="13.3cm" draw:start-shape="id8" draw:start-glue-point="2" draw:end-shape="id6" draw:end-glue-point="0" svg:d="m5550 12100v625h-700v575">
          <text:p/>
        </draw:connector>
        <draw:connector draw:style-name="gr4" draw:text-style-name="P1" draw:layer="layout" svg:x1="11.5cm" svg:y1="16.988cm" svg:x2="5.55cm" svg:y2="18cm" draw:start-shape="id9" draw:start-glue-point="3" draw:end-shape="id7" draw:end-glue-point="0" svg:d="m11500 16988h-5950v1012">
          <text:p/>
        </draw:connector>
        <draw:connector draw:style-name="gr4" draw:text-style-name="P1" draw:layer="layout" svg:x1="11.5cm" svg:y1="15.419cm" svg:x2="5.55cm" svg:y2="18cm" draw:start-shape="id5" draw:start-glue-point="3" draw:end-shape="id7" draw:end-glue-point="0" svg:d="m11500 15419h-5950v2581">
          <text:p/>
        </draw:connector>
        <draw:custom-shape draw:style-name="gr2" draw:text-style-name="P3" draw:id="id13" draw:layer="layout" svg:width="6cm" svg:height="2.5cm" svg:x="10.8cm" svg:y="18cm">
          <text:p text:style-name="P3"><text:span text:style-name="T1">решение</text:span><text:span text:style-name="T1"><text:line-break/></text:span><text:span text:style-name="T1">системы</text:span><text:span text:style-name="T1"><text:line-break/></text:span><text:span text:style-name="T1">ограничений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3.8cm" svg:y1="26cm" svg:x2="13.8cm" svg:y2="27cm" draw:start-shape="id10" draw:start-glue-point="2" draw:end-shape="id11" draw:end-glue-point="0" svg:d="m13800 26000v1000">
          <text:p/>
        </draw:connector>
        <draw:connector draw:style-name="gr4" draw:text-style-name="P1" draw:layer="layout" svg:x1="2.4cm" svg:y1="14.15cm" svg:x2="9.8cm" svg:y2="24.8cm" draw:start-shape="id6" draw:start-glue-point="3" draw:end-shape="id10" svg:d="m2400 14150h-501v10650h7901">
          <text:p/>
        </draw:connector>
        <draw:connector draw:style-name="gr4" draw:text-style-name="P1" draw:layer="layout" svg:x1="10.471cm" svg:y1="8cm" svg:x2="15.1cm" svg:y2="9.6cm" draw:start-shape="id12" draw:start-glue-point="2" draw:end-shape="id4" svg:d="m10471 8000v776h4629v824">
          <text:p/>
        </draw:connector>
        <draw:connector draw:style-name="gr4" draw:text-style-name="P1" draw:layer="layout" svg:x1="10.471cm" svg:y1="8cm" svg:x2="5.55cm" svg:y2="9.6cm" draw:start-shape="id12" draw:start-glue-point="2" draw:end-shape="id8" draw:end-glue-point="0" svg:d="m10471 8000v776h-4921v824">
          <text:p/>
        </draw:connector>
        <draw:connector draw:style-name="gr4" draw:text-style-name="P1" draw:layer="layout" svg:x1="8.8cm" svg:y1="19.25cm" svg:x2="10.8cm" svg:y2="19.25cm" draw:start-shape="id7" draw:start-glue-point="1" draw:end-shape="id13" draw:end-glue-point="3" svg:d="m8800 19250h2000">
          <text:p/>
        </draw:connector>
        <draw:connector draw:style-name="gr4" draw:text-style-name="P1" draw:layer="layout" svg:x1="11.65cm" svg:y1="22.6cm" svg:x2="13.8cm" svg:y2="23.6cm" draw:end-shape="id10" draw:end-glue-point="0" svg:d="m11650 22600v225h2150v775">
          <text:p/>
        </draw:connector>
        <draw:connector draw:style-name="gr4" draw:text-style-name="P1" draw:layer="layout" svg:x1="18.7cm" svg:y1="16.988cm" svg:x2="17.8cm" svg:y2="24.8cm" draw:start-shape="id9" draw:start-glue-point="1" draw:end-shape="id10" draw:end-glue-point="1" svg:d="m18700 16988h501v7812h-1401">
          <text:p/>
        </draw:connector>
        <draw:custom-shape draw:style-name="gr5" draw:text-style-name="P1" draw:id="id14" draw:layer="layout" svg:width="1.5cm" svg:height="1cm" svg:x="10.9cm" svg:y="21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3.8cm" svg:y1="20.5cm" svg:x2="11.65cm" svg:y2="21.6cm" draw:start-shape="id13" draw:start-glue-point="2" draw:end-shape="id14" draw:end-glue-point="4" svg:d="m13800 20500v576h-2150v524">
          <text:p/>
        </draw:connector>
        <draw:custom-shape draw:style-name="gr6" draw:text-style-name="P6" draw:id="id15" draw:layer="layout" svg:width="5.3cm" svg:height="1.6cm" svg:x="3cm" svg:y="21.3cm">
          <text:p text:style-name="P6"><text:span text:style-name="T3">тест не</text:span><text:span text:style-name="T3"><text:line-break/></text:span><text:span text:style-name="T3">существует</text:span></text:p>
          <draw:enhanced-geometry svg:viewBox="0 0 21600 21600" draw:glue-points="?f6 0 10800 ?f8 ?f11 10800 ?f9 21600 10800 ?f10 ?f5 10800" draw:text-areas="?f3 ?f3 ?f4 ?f4" draw:type="parallelogram" draw:modifiers="2952.606770461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10.9cm" svg:y1="22.1cm" svg:x2="7.938cm" svg:y2="22.1cm" draw:start-shape="id14" draw:start-glue-point="5" draw:end-shape="id15" draw:end-glue-point="6" svg:d="m10900 22100h-2962">
          <text:p/>
        </draw:connector>
        <draw:frame draw:style-name="gr3" draw:text-style-name="P7" draw:layer="layout" svg:width="1.065cm" svg:height="0.806cm" svg:x="12.522cm" svg:y="22.238cm">
          <draw:text-box>
            <text:p text:style-name="P7">да</text:p>
          </draw:text-box>
        </draw:frame>
        <draw:frame draw:style-name="gr3" draw:text-style-name="P7" draw:layer="layout" svg:width="1.264cm" svg:height="0.806cm" svg:x="9.323cm" svg:y="21.338cm">
          <draw:text-box>
            <text:p text:style-name="P7">нет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25H10M28S</meta:editing-duration>
    <meta:editing-cycles>17</meta:editing-cycles>
    <meta:generator>OpenOffice.org/3.2$Win32 OpenOffice.org_project/320m12$Build-9483</meta:generator>
    <dc:date>2010-06-18T15:03:31.47</dc:date>
    <dc:creator>Ivan Ivanov</dc:creator>
    <meta:printed-by>Ivan Ivanov</meta:printed-by>
    <meta:print-date>2010-06-18T14:52:06.11</meta:print-date>
    <meta:document-statistic meta:object-count="34"/>
  </office:meta>
</office:document-meta>
</file>